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7106" officeooo:paragraph-rsid="000871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Meeting 2 Minutes</text:p>
      <text:p text:style-name="P1">Delegation on what member need to do for the recent deadline</text:p>
      <text:p text:style-name="P1"/>
      <text:p text:style-name="P1">Discussion about the essence of communication in this project.</text:p>
      <text:p text:style-name="P1"/>
      <text:p text:style-name="P1">Discussion about whether or not the members of the team should have specified roles (as in Benin roles) but team decided against it as people will have more than just one role either way.</text:p>
      <text:p text:style-name="P1"/>
      <text:p text:style-name="P1">Talk about soft and hard deadline</text:p>
      <text:p text:style-name="P1"/>
      <text:p text:style-name="P1">Express that we need to visit the site so we can understand better the project we have undertaken.</text:p>
      <text:p text:style-name="P1"/>
      <text:p text:style-name="P1">Jake will send out the file containing what each person has to do. Idea is to give everyone 20% worth of the upcoming deadline to create.</text:p>
      <text:p text:style-name="P1"/>
      <text:p text:style-name="P1">Proof Reading and edits should be done by the same person for sake of cohesion but decided that the person who edits the section should consult/communicate with the original creator of it.</text:p>
      <text:p text:style-name="P1"/>
      <text:p text:style-name="P1">Split the team into 2 smaller teams: Front-End and Back-End</text:p>
      <text:p text:style-name="P1"/>
      <text:p text:style-name="P1">Front-End Team: Kristian and Matthew (they both have background in graphical design)</text:p>
      <text:p text:style-name="P1"><text:tab/>Use html (maybe use html5 as the client requires a lot of special effects in their site), use css for design and bootstrap as well.</text:p>
      <text:p text:style-name="P1"/>
      <text:p text:style-name="P1"/>
      <text:p text:style-name="P1">Back-End Team: Jake, Chris and Frank</text:p>
      <text:p text:style-name="P1"><text:tab/>Need to build the admin domain/page and make it quite easy to use. Maybe include formats for events so that the client can easily create events.</text:p>
      <text:p text:style-name="P1"/>
      <text:p text:style-name="P1">Meetings should be on Tuesday and Thursday(at the practical) to discuss the projec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14:15:58.292676310</meta:creation-date>
    <dc:date>2018-10-30T14:26:19.980810911</dc:date>
    <meta:editing-duration>PT1S</meta:editing-duration>
    <meta:editing-cycles>1</meta:editing-cycles>
    <meta:document-statistic meta:table-count="0" meta:image-count="0" meta:object-count="0" meta:page-count="1" meta:paragraph-count="14" meta:word-count="231" meta:character-count="1327" meta:non-whitespace-character-count="1103"/>
    <meta:generator>LibreOffice/6.0.6.2$Linux_X86_64 LibreOffice_project/00m0$Build-2</meta:generator>
  </office:meta>
</office:document-meta>
</file>